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h.rzvesy9j319s"/>Investment and Trading Capstone Project</text:p>
      <text:section text:style-name="Sect1" text:name="contents">
        <text:p text:style-name="Text_20_body"><text:bookmark text:name="h.3xld35t8qy4m"/>Build a Stock Price Indicator</text:p>
        <text:h text:style-name="Heading_20_1" text:outline-level="1"><text:bookmark text:name="h.p3egx9tcme5x"/>Description</text:h>
        <text:p text:style-name="Text_20_body">Investment firms, hedge funds and even individuals have been using financial models to better understand market behavior and make profitable investments and trades. A wealth of information is available in the form of historical stock prices and company performance data, suitable for machine learning algorithms to process.</text:p>
        <text:p text:style-name="Text_20_body">For this project, your task is to build a stock price predictor that takes daily trading data over a certain date range as input, and outputs projected estimates for given query dates. Note that the inputs will contain multiple metrics, such as opening price (Open), highest price the stock traded at (High), how many stocks were traded (Volume) and closing price adjusted for stock splits and dividends (Adjusted Close); your system only needs to predict the Adjusted Close price.</text:p>
        <text:p text:style-name="Text_20_body">You are free to choose what form your project takes (a simple script, a web app/service, Android/iOS app, etc.), and any additions/modifications you want to make to the project (e.g. suggesting what trades to make). Make sure you document your intended features in your report.</text:p>
        <text:h text:style-name="Heading_20_1" text:outline-level="1"><text:bookmark text:name="h.azmvy36d1lrn"/>Setup</text:h>
        <text:p text:style-name="Text_20_body">Recommended setup for a simple script or web app/service:</text:p>
        <text:list xml:id="list3611169411042168203" text:style-name="L1">
          <text:list-item>
            <text:p text:style-name="P8">Python</text:p>
          </text:list-item>
          <text:list-item>
            <text:p text:style-name="P8">NumPy, SciPy, Pandas</text:p>
          </text:list-item>
          <text:list-item>
            <text:p text:style-name="P1">(Optional) Python API for data access (see below)</text:p>
          </text:list-item>
        </text:list>
        <text:p text:style-name="Text_20_body">Android/iOS app:</text:p>
        <text:list xml:id="list3317509957962135650" text:style-name="L2">
          <text:list-item>
            <text:p text:style-name="P9">Android/iOS SDK</text:p>
          </text:list-item>
          <text:list-item>
            <text:p text:style-name="P2">Native library/API for data access (see below)</text:p>
          </text:list-item>
        </text:list>
        <text:h text:style-name="Heading_20_1" text:outline-level="1"><text:bookmark text:name="h.d3esqfq6owdd"/>Data</text:h>
        <text:p text:style-name="Text_20_body">There are several open sources for historical stock price data which you are free to use:</text:p>
        <text:list xml:id="list2167645539962610291" text:style-name="L3">
          <text:list-item>
            <text:p text:style-name="P10"><text:a xlink:type="simple" xlink:href="https://www.google.com/url?q=http://finance.yahoo.com/&amp;sa=D&amp;ust=1481972427026000&amp;usg=AFQjCNGJrohpqfLxgIu02vbfR-MvKqp_dQ">Yahoo! Finance</text:a>: You can directly query for a stock through the web API, or download a dump of .csv files and use them.</text:p>
          </text:list-item>
          <text:list-item>
            <text:p text:style-name="P10"><text:a xlink:type="simple" xlink:href="https://www.google.com/url?q=http://www.bloomberglabs.com/api/libraries/&amp;sa=D&amp;ust=1481972427027000&amp;usg=AFQjCNH0hKj2oQErHh_HWdrl_VC8Da2Yag">Bloomberg API</text:a>: Multiple APIs available, including Python.</text:p>
          </text:list-item>
          <text:list-item>
            <text:p text:style-name="P3"><text:a xlink:type="simple" xlink:href="https://www.google.com/url?q=https://www.quandl.com/home-v3&amp;sa=D&amp;ust=1481972427028000&amp;usg=AFQjCNEDekSua_yetPmrrsMOBuU9SllOMQ">Quandl</text:a>: Also multiple APIs, including Python.</text:p>
          </text:list-item>
        </text:list>
        <text:p text:style-name="Text_20_body">Look for an API endpoint/library function that lets you obtain daily stock values such as Open, High, <text:soft-page-break/>Low, Close, Volume and Adjusted Close. Remember that Adjusted Close is what you are trying to predict.</text:p>
        <text:h text:style-name="Heading_20_1" text:outline-level="1"><text:bookmark text:name="h.aavaorj1yv3m"/>Tasks</text:h>
        <text:h text:style-name="Heading_20_2" text:outline-level="2"><text:bookmark text:name="h.61bps8xxpoc0"/>Implement stock predictor</text:h>
        <text:p text:style-name="Text_20_body">For your core stock predictor, implement:</text:p>
        <text:list xml:id="list1132479599825885033" text:style-name="L4">
          <text:list-item>
            <text:p text:style-name="P11">A training interface that accepts a data range (start_date, end_date) and a list of ticker symbols (e.g. GOOG, AAPL), and builds a model of stock behavior. Your code should read the desired historical prices from the data source of your choice.</text:p>
          </text:list-item>
          <text:list-item>
            <text:p text:style-name="P4">A query interface that accepts a list of dates and a list of ticker symbols, and outputs the predicted stock prices for each of those stocks on the given dates. Note that the query dates passed in must be after the training date range, and ticker symbols must be a subset of the ones trained on.</text:p>
          </text:list-item>
        </text:list>
        <text:h text:style-name="Heading_20_2" text:outline-level="2"><text:bookmark text:name="h.tnzcbtvjkx3t"/>Test and measure performance</text:h>
        <text:p text:style-name="Text_20_body">A basic run of the core system would involve one call to the training interface, and one or more calls to the query interface. Implement a train-test cycle to measure the performance of your model. Use it to test prediction accuracy for query dates at different intervals after the training end date, e.g. the day immediately after training end date, 7 days later, 14 days, 28 days, etc.</text:p>
        <text:p text:style-name="Text_20_body">(Note: Pick the training period accordingly so that you have ground truth data for that many days in the future.)</text:p>
        <text:h text:style-name="Heading_20_2" text:outline-level="2"><text:bookmark text:name="h.f12r5ubo1nk3"/>Build user interface</text:h>
        <text:p text:style-name="Text_20_body">Once you’re iterated on your stock predictor a few times, and it is giving results you are happy with (say, predicted stock value 7 days out is within +/- 5% of actual value, on average), implement a more user-friendly interface that lets you specify stock(s) you are interested in and provides predictions at some pre-defined intervals.</text:p>
        <text:p text:style-name="Text_20_body">You can extend the system to suggest good stocks to buy or sell, and when. You could also maintain a portfolio of stocks for the user to make these suggestions more concrete. Document these enhancements in your report, with diagrams, screenshots, etc.</text:p>
        <text:h text:style-name="Heading_20_1" text:outline-level="1"><text:bookmark text:name="h.2fje9lrjqyu0"/>Rubric</text:h>
        <text:p text:style-name="Text_20_body">Please refer to the <text:a xlink:type="simple" xlink:href="https://www.google.com/url?q=https://docs.google.com/document/d/1Z2y5Kg4l6xKG_QRRukFYipDUqQc5gt9t6d1EBrE632U/pub?embedded%3Dtrue&amp;sa=D&amp;ust=1481972427036000&amp;usg=AFQjCNFnB1KBJOPRJpTbqLKbP6fs5xfe-A">Capstone Project Rubric</text:a> for the different components your submission will be evaluated upon.</text:p>
        <text:h text:style-name="Heading_20_1" text:outline-level="1"><text:bookmark text:name="h.xiyvfm1y77p5"/><text:soft-page-break/>Deliverables</text:h>
        <text:p text:style-name="Text_20_body">Please submit the following, preferably zipped up into a single archive:</text:p>
        <text:list xml:id="list5899222785100327254" text:style-name="L5">
          <text:list-item>
            <text:p text:style-name="P12">All necessary project code.</text:p>
          </text:list-item>
          <text:list-item>
            <text:p text:style-name="P12">A README file with title text “Build a Stock Price Indicator” along with instructions to run your code.</text:p>
          </text:list-item>
          <text:list-item>
            <text:p text:style-name="P5">Your project report, as a .PDF file.</text:p>
          </text:list-item>
        </text:list>
        <text:p text:style-name="Text_20_body">Your project document should adhere to a similar structure as mentioned in the <text:a xlink:type="simple" xlink:href="https://www.google.com/url?q=https://classroom.udacity.com/nanodegrees/nd009/parts/00913454011/modules/542017891775461/lessons/7df48ec9-0181-4d4f-973e-e5fe3974a884/concepts/ff7f7e19-8609-4702-aaa7-648c587e5d24%23&amp;sa=D&amp;ust=1481972427039000&amp;usg=AFQjCNHU2fw1-XSXnUIhvJVr6GRGYR-e3Q">capstone project slides</text:a> and in the <text:a xlink:type="simple" xlink:href="https://www.google.com/url?q=https://docs.google.com/document/d/1B-vEOscvfqctGEMHTFDS9Nw7aqcE2iuwPRfp0jK8nf4/pub?embedded%3Dtrue&amp;sa=D&amp;ust=1481972427040000&amp;usg=AFQjCNGTYFUMPrI6JwIhxpi81MUrOZryug">project template</text:a>.</text:p>
        <text:h text:style-name="Heading_20_1" text:outline-level="1"><text:bookmark text:name="h.ghz9j2re87s"/>Learning Resources</text:h>
        <text:h text:style-name="Heading_20_2" text:outline-level="2"><text:bookmark text:name="h.qwvt5qm05nj0"/>Courses</text:h>
        <text:list xml:id="list4116827806380990844" text:style-name="L6">
          <text:list-item>
            <text:p text:style-name="P13"><text:a xlink:type="simple" xlink:href="https://www.google.com/url?q=https://www.udacity.com/course/machine-learning-for-trading--ud501&amp;sa=D&amp;ust=1481972427042000&amp;usg=AFQjCNHUrxjcZQ84Wgov0NpfRRo34Anl0Q">Machine Learning for Trading</text:a>, Tucker Balch (Georgia Tech and Udacity)</text:p>
          </text:list-item>
          <text:list-item>
            <text:p text:style-name="P6"><text:a xlink:type="simple" xlink:href="https://www.google.com/url?q=https://www.khanacademy.org/economics-finance-domain/core-finance/stock-and-bonds&amp;sa=D&amp;ust=1481972427043000&amp;usg=AFQjCNEXENbkfTU34jc0fjUUKo3IyyYESg">Stocks and Bonds</text:a>, Khan Academy</text:p>
          </text:list-item>
        </text:list>
        <text:h text:style-name="Heading_20_2" text:outline-level="2"><text:bookmark text:name="h.q2s07j7cjv1n"/>Books</text:h>
        <text:list xml:id="list8091672939535528315" text:style-name="L7">
          <text:list-item>
            <text:p text:style-name="P7"><text:a xlink:type="simple" xlink:href="https://www.google.com/url?q=http://python-for-finance.com/&amp;sa=D&amp;ust=1481972427045000&amp;usg=AFQjCNG31-sI2Gv7lhSLF1EfnQZs_Ve5SQ">Python for Finance</text:a>, Yves Hilpisch</text:p>
          </text:list-item>
        </text:list>
      </text:section>
      <text:section text:style-name="Sect1" text:name="footer">
        <text:p text:style-name="Standard">Published by <text:a xlink:type="simple" xlink:href="https://docs.google.com/" office:target-frame-name="_blank" xlink:show="new">Google Drive</text:a>–<text:a xlink:type="simple" xlink:href="https://docs.google.com/abuse?id=1ycGeb1QYKATG6jvz74SAMqxrlek9Ed4RYrzWNhWS-0Q">Report Abuse</text:a>–Updated automatically every 5 minute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05:42:00.800541273</meta:creation-date>
    <dc:date>2016-12-17T05:43:03.388592343</dc:date>
    <meta:editing-duration>P0D</meta:editing-duration>
    <meta:editing-cycles>1</meta:editing-cycles>
    <meta:document-statistic meta:table-count="0" meta:image-count="0" meta:object-count="0" meta:page-count="3" meta:paragraph-count="46" meta:word-count="733" meta:character-count="4390" meta:non-whitespace-character-count="3721"/>
    <meta:generator>LibreOffice/4.2.8.2$Linux_X86_64 LibreOffice_project/420m0$Build-2</meta:generator>
  </office:meta>
</office:document-meta>
</file>